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0062da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30.00000000000pt">
          <draw:rect draw:style-name="gr2" draw:id="shape2" draw:name="rect565" draw:layer="" svg:width="48.70161760000pt" svg:height="36.39378640000pt" svg:x="30.00000000000pt" svg:y="93.60585920000pt"/>
          <draw:rect draw:style-name="gr3" draw:id="shape3" draw:name="rect566" draw:layer="" svg:width="29.28590720000pt" svg:height="99.99957600000pt" svg:x="78.66914080000pt" svg:y="30.00000000000pt"/>
          <draw:rect draw:style-name="gr3" draw:id="shape4" draw:name="rect567" draw:layer="" svg:width="175.32581600000pt" svg:height="27.27261360000pt" svg:x="30.00000000000pt" svg:y="66.36367199989pt"/>
          <draw:rect draw:style-name="gr2" draw:id="shape5" draw:name="rect568" draw:layer="" svg:width="48.70161760000pt" svg:height="36.39379280000pt" svg:x="30.00000000000pt" svg:y="30.00058593741pt"/>
          <draw:rect draw:style-name="gr2" draw:id="shape6" draw:name="rect570" draw:layer="" svg:width="97.40322400000pt" svg:height="36.39378640000pt" svg:x="107.92258880000pt" svg:y="93.60615199991pt"/>
          <draw:rect draw:style-name="gr2" draw:id="shape7" draw:name="rect574" draw:layer="" svg:width="97.40322400000pt" svg:height="36.39378640000pt" svg:x="107.92258880000pt" svg:y="30.00029296894pt"/>
          <draw:rect draw:style-name="gr2" draw:id="shape8" draw:name="rect564" draw:layer="" svg:width="48.70161760000pt" svg:height="36.39378640000pt" svg:x="30.00000000000pt" svg:y="93.60585920000pt"/>
          <draw:rect draw:style-name="gr3" draw:id="shape9" draw:name="rect569" draw:layer="" svg:width="29.28590720000pt" svg:height="99.99957600000pt" svg:x="78.66914080000pt" svg:y="30.00000000000pt"/>
          <draw:rect draw:style-name="gr2" draw:id="shape10" draw:name="rect572" draw:layer="" svg:width="48.70161760000pt" svg:height="36.39379280000pt" svg:x="30.00000000000pt" svg:y="30.00058593741pt"/>
          <draw:rect draw:style-name="gr2" draw:id="shape11" draw:name="rect573" draw:layer="" svg:width="97.40322400000pt" svg:height="36.39378640000pt" svg:x="107.92258880000pt" svg:y="93.60615199991pt"/>
          <draw:rect draw:style-name="gr2" draw:id="shape12" draw:name="rect575" draw:layer="" svg:width="97.40322400000pt" svg:height="36.39378640000pt" svg:x="107.92258880000pt" svg:y="30.00029296894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28.346505799999999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empty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8:30:45</dc:date>
    <meta:creation-date>2011-05-22T08:30:03</meta:creation-date>
    <dc:creator>Yue Liu</dc:creator>
  </office:meta>
</office:document-meta>
</file>